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Loma" fo:font-weight="normal" style:font-weight-asian="normal" style:font-weight-complex="normal"/>
    </style:style>
    <style:style style:name="P2"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3" style:family="paragraph" style:parent-style-name="Standard">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P4" style:family="paragraph" style:parent-style-name="Standard">
      <style:paragraph-properties fo:margin-top="0in" fo:margin-bottom="0.3in" style:contextual-spacing="false"/>
      <style:text-properties style:use-window-font-color="true" style:font-name="Loma" fo:font-weight="normal" style:font-weight-asian="normal" style:font-weight-complex="normal"/>
    </style:style>
    <style:style style:name="P5"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6" style:family="paragraph" style:parent-style-name="Standard" style:list-style-name="L1">
      <style:paragraph-properties fo:text-align="justify" style:justify-single-word="false"/>
      <style:text-properties style:use-window-font-color="true" style:font-name="Loma" fo:font-weight="normal" officeooo:paragraph-rsid="0024c071" style:font-weight-asian="normal" style:font-weight-complex="normal"/>
    </style:style>
    <style:style style:name="P7" style:family="paragraph" style:parent-style-name="Standard" style:list-style-name="L2">
      <style:paragraph-properties fo:margin-top="0in" fo:margin-bottom="0.3in" style:contextual-spacing="false"/>
    </style:style>
    <style:style style:name="P8" style:family="paragraph" style:parent-style-name="Standard" style:list-style-name="L2">
      <style:paragraph-properties fo:margin-top="0in" fo:margin-bottom="0.3in" style:contextual-spacing="false"/>
      <style:text-properties style:use-window-font-color="true" style:font-name="Loma" fo:font-weight="normal" style:font-weight-asian="normal" style:font-weight-complex="normal"/>
    </style:style>
    <style:style style:name="P9" style:family="paragraph" style:parent-style-name="Standard" style:list-style-name="L2">
      <style:paragraph-properties fo:margin-top="0in" fo:margin-bottom="0.3in" style:contextual-spacing="false"/>
      <style:text-properties style:use-window-font-color="true" style:font-name="Loma" fo:font-weight="normal" officeooo:paragraph-rsid="001beb4b" style:font-weight-asian="normal" style:font-weight-complex="normal"/>
    </style:style>
    <style:style style:name="P10" style:family="paragraph" style:parent-style-name="Standard" style:list-style-name="L2">
      <style:paragraph-properties fo:margin-top="0in" fo:margin-bottom="0.3in" style:contextual-spacing="false"/>
      <style:text-properties style:use-window-font-color="true" style:font-name="Loma" fo:font-weight="normal" officeooo:paragraph-rsid="001dbffe" style:font-weight-asian="normal" style:font-weight-complex="normal"/>
    </style:style>
    <style:style style:name="P11" style:family="paragraph" style:parent-style-name="Standard" style:list-style-name="L2">
      <style:paragraph-properties fo:margin-top="0in" fo:margin-bottom="0.3in" style:contextual-spacing="false"/>
      <style:text-properties style:use-window-font-color="true" style:font-name="Loma" fo:font-weight="normal" officeooo:paragraph-rsid="0022e2b5" style:font-weight-asian="normal" style:font-weight-complex="normal"/>
    </style:style>
    <style:style style:name="P12" style:family="paragraph" style:parent-style-name="Standard" style:list-style-name="L2">
      <style:paragraph-properties fo:margin-top="0in" fo:margin-bottom="0.3in" style:contextual-spacing="false"/>
      <style:text-properties style:use-window-font-color="true" style:font-name="Loma" fo:font-weight="normal" officeooo:paragraph-rsid="00212803" style:font-weight-asian="normal" style:font-weight-complex="normal"/>
    </style:style>
    <style:style style:name="P13" style:family="paragraph" style:parent-style-name="Standard" style:list-style-name="L3">
      <style:paragraph-properties fo:margin-top="0in" fo:margin-bottom="0.3in" style:contextual-spacing="false"/>
      <style:text-properties style:use-window-font-color="true" style:font-name="Loma" fo:font-weight="normal" style:font-weight-asian="normal" style:font-weight-complex="normal"/>
    </style:style>
    <style:style style:name="P14" style:family="paragraph" style:parent-style-name="Standard" style:list-style-name="L2">
      <style:paragraph-properties fo:margin-top="0in" fo:margin-bottom="0.3in" style:contextual-spacing="false"/>
      <style:text-properties style:use-window-font-color="true" style:font-name="Loma"/>
    </style:style>
    <style:style style:name="P15" style:family="paragraph" style:parent-style-name="Standard" style:list-style-name="L2">
      <style:paragraph-properties fo:margin-top="0in" fo:margin-bottom="0.3in" style:contextual-spacing="false"/>
      <style:text-properties style:use-window-font-color="true" style:font-name="Loma" officeooo:paragraph-rsid="002409ac"/>
    </style:style>
    <style:style style:name="P16" style:family="paragraph" style:parent-style-name="Standard" style:list-style-name="L2">
      <style:paragraph-properties fo:margin-top="0in" fo:margin-bottom="0.3in" style:contextual-spacing="false"/>
      <style:text-properties style:use-window-font-color="true" style:font-name="Loma" officeooo:paragraph-rsid="002814f1"/>
    </style:style>
    <style:style style:name="P17" style:family="paragraph" style:parent-style-name="Standard" style:list-style-name="L2">
      <style:paragraph-properties fo:margin-top="0in" fo:margin-bottom="0in" style:contextual-spacing="false"/>
      <style:text-properties style:use-window-font-color="true" style:font-name="Loma" fo:font-weight="normal" officeooo:rsid="001beb4b" officeooo:paragraph-rsid="001beb4b" style:font-weight-asian="normal" style:font-weight-complex="normal"/>
    </style:style>
    <style:style style:name="P18" style:family="paragraph" style:parent-style-name="Standard" style:list-style-name="L2">
      <style:paragraph-properties fo:margin-top="0in" fo:margin-bottom="0in" style:contextual-spacing="false"/>
      <style:text-properties style:use-window-font-color="true" style:font-name="Loma" fo:font-weight="normal" officeooo:rsid="001d9c9c" officeooo:paragraph-rsid="001d9c9c" style:font-weight-asian="normal" style:font-weight-complex="normal"/>
    </style:style>
    <style:style style:name="P19" style:family="paragraph" style:parent-style-name="Heading_20_1">
      <style:paragraph-properties fo:text-align="center" style:justify-single-word="false"/>
      <style:text-properties style:use-window-font-color="true"/>
    </style:style>
    <style:style style:name="P20" style:family="paragraph" style:parent-style-name="Heading_20_1">
      <style:paragraph-properties fo:margin-top="0.1665in" fo:margin-bottom="0.0835in" style:contextual-spacing="false" fo:text-align="center" style:justify-single-word="false" fo:keep-with-next="always"/>
      <style:text-properties style:use-window-font-color="true" style:font-name="Liberation Sans" style:font-name-asian="WenQuanYi Micro Hei" style:font-name-complex="Lohit Hindi"/>
    </style:style>
    <style:style style:name="T1" style:family="text">
      <style:text-properties fo:font-weight="bold" style:font-weight-asian="bold" style:font-weight-complex="bold"/>
    </style:style>
    <style:style style:name="T2" style:family="text">
      <style:text-properties fo:font-weight="bold" officeooo:rsid="00218bc2" style:font-weight-asian="bold" style:font-weight-complex="bold"/>
    </style:style>
    <style:style style:name="T3" style:family="text">
      <style:text-properties fo:font-weight="bold" officeooo:rsid="0022e2b5" style:font-weight-asian="bold" style:font-weight-complex="bold"/>
    </style:style>
    <style:style style:name="T4" style:family="text">
      <style:text-properties fo:font-weight="bold" officeooo:rsid="002409ac"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409ac" style:font-weight-asian="normal" style:font-weight-complex="normal"/>
    </style:style>
    <style:style style:name="T7" style:family="text">
      <style:text-properties fo:font-weight="normal" officeooo:rsid="0026757f" style:font-weight-asian="normal" style:font-weight-complex="normal"/>
    </style:style>
    <style:style style:name="T8" style:family="text">
      <style:text-properties fo:font-weight="normal" officeooo:rsid="002762f6" style:font-weight-asian="normal" style:font-weight-complex="normal"/>
    </style:style>
    <style:style style:name="T9" style:family="text">
      <style:text-properties fo:font-weight="normal" officeooo:rsid="002814f1" style:font-weight-asian="normal" style:font-weight-complex="normal"/>
    </style:style>
    <style:style style:name="T10" style:family="text">
      <style:text-properties fo:font-weight="normal" officeooo:rsid="00299876" style:font-weight-asian="normal" style:font-weight-complex="normal"/>
    </style:style>
    <style:style style:name="T11" style:family="text">
      <style:text-properties style:use-window-font-color="true" style:font-name="Loma" fo:font-weight="normal" style:font-weight-asian="normal" style:font-weight-complex="normal"/>
    </style:style>
    <style:style style:name="T12" style:family="text">
      <style:text-properties style:use-window-font-color="true" style:font-name="Loma" fo:font-weight="bold" style:font-weight-asian="bold" style:font-weight-complex="bold"/>
    </style:style>
    <style:style style:name="T13" style:family="text">
      <style:text-properties style:use-window-font-color="true" style:text-outline="false" style:text-line-through-style="none" style:font-name="Loma"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14" style:family="text">
      <style:text-properties style:use-window-font-color="true" style:text-outline="false" style:text-line-through-style="none" style:font-name="Loma" fo:font-size="12pt" fo:font-style="normal" fo:text-shadow="none" style:text-underline-style="none" fo:font-weight="bold" style:font-name-asian="DejaVu Sans" style:font-size-asian="12pt" style:font-style-asian="normal" style:font-weight-asian="bold" style:font-name-complex="DejaVu Sans" style:font-size-complex="12pt" style:font-style-complex="normal" style:font-weight-complex="bold" style:text-emphasize="none" style:text-overline-style="none" style:text-overline-color="font-color"/>
    </style:style>
    <style:style style:name="T15" style:family="text">
      <style:text-properties style:text-outline="false" style:text-line-through-style="none" fo:font-size="12pt" fo:font-style="normal" fo:text-shadow="none" style:text-underline-style="none" style:font-name-asian="DejaVu Sans" style:font-size-asian="12pt" style:font-style-asian="normal" style:font-name-complex="DejaVu Sans" style:font-size-complex="12pt" style:font-style-complex="normal" style:text-emphasize="none" style:text-overline-style="none" style:text-overline-color="font-color"/>
    </style:style>
    <style:style style:name="T16" style:family="text">
      <style:text-properties fo:font-size="12pt" style:font-size-asian="12pt" style:font-size-complex="12pt"/>
    </style:style>
    <style:style style:name="T17" style:family="text">
      <style:text-properties officeooo:rsid="001b6fcb"/>
    </style:style>
    <style:style style:name="T18" style:family="text">
      <style:text-properties officeooo:rsid="001be8fa"/>
    </style:style>
    <style:style style:name="T19" style:family="text">
      <style:text-properties officeooo:rsid="001beb4b"/>
    </style:style>
    <style:style style:name="T20" style:family="text">
      <style:text-properties officeooo:rsid="001dbffe"/>
    </style:style>
    <style:style style:name="T21" style:family="text">
      <style:text-properties officeooo:rsid="001dd0cb"/>
    </style:style>
    <style:style style:name="T22" style:family="text">
      <style:text-properties officeooo:rsid="0022e2b5"/>
    </style:style>
    <style:style style:name="T23" style:family="text">
      <style:text-properties officeooo:rsid="002409ac"/>
    </style:style>
    <style:style style:name="T24" style:family="text">
      <style:text-properties officeooo:rsid="0024c071"/>
    </style:style>
    <style:style style:name="T25" style:family="text">
      <style:text-properties officeooo:rsid="00263966"/>
    </style:style>
    <style:style style:name="T26" style:family="text">
      <style:text-properties officeooo:rsid="002dd672"/>
    </style:style>
    <style:style style:name="T27" style:family="text">
      <style:text-properties officeooo:rsid="002e2008"/>
    </style:style>
    <style:style style:name="T28" style:family="text">
      <style:text-properties officeooo:rsid="002ea59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Home Coop:</text:h>
      <text:h text:style-name="P19" text:outline-level="1">Tiny Local Consumer Cooperatives Web Ordering System</text:h>
      <text:h text:style-name="P20" text:outline-level="1">Installation Guide</text:h>
      <text:h text:style-name="Heading_20_3" text:outline-level="3">Prerequisites:</text:h>
      <text:list xml:id="list9841722291" text:style-name="L1">
        <text:list-item>
          <text:p text:style-name="P5">Linux apache2 web server</text:p>
        </text:list-item>
        <text:list-item>
          <text:p text:style-name="P5">MySQL 5.X and up server</text:p>
        </text:list-item>
        <text:list-item>
          <text:p text:style-name="P5">PHP 5.3 and up. Packages: libxml2-dev, php5-mysql, <text:s/>php5-xsl, <text:s/>libxslt1.1</text:p>
        </text:list-item>
        <text:list-item>
          <text:p text:style-name="P6"><text:span text:style-name="T24">python3.3 </text:span><text:span text:style-name="T25">(as utility only)</text:span></text:p>
        </text:list-item>
      </text:list>
      <text:p text:style-name="P2"/>
      <text:h text:style-name="Heading_20_3" text:outline-level="3">Installation:</text:h>
      <text:list xml:id="list898535022" text:style-name="L2">
        <text:list-item>
          <text:p text:style-name="P7"><text:span text:style-name="T11"><text:s/>Create a database schema by running </text:span><text:span text:style-name="T12">DB\00_Schema.sql</text:span><text:span text:style-name="T11"> in MySQL server. In case the database was already created, you will need to omit the first CREATE DATABASE statement and possibly also the USE HomeCoop statement (due to permission restrictions on hosting sites).</text:span></text:p>
        </text:list-item>
        <text:list-item>
          <text:p text:style-name="P8"><text:s/>Run in MySQL the initial data script <text:span text:style-name="T1">DB\01_Base.sql. </text:span>Note: this script creates a first user for the website. Login name: <text:span text:style-name="T1">admin</text:span>. Password: <text:span text:style-name="T1">123456</text:span></text:p>
        </text:list-item>
        <text:list-item>
          <text:p text:style-name="P8"><text:span text:style-name="T1"><text:s/></text:span>Run in MySQL a language script for each language you wish your website to support (only 2 languages strings are provided – English and Hebrew, but you can easily enough <text:a xlink:type="simple" xlink:href="https://sourceforge.net/p/homecoop/wiki/Adding%20Translations/">add other languages</text:a>). If you choose to include English, start with <text:span text:style-name="T1">DB\02_English.sql </text:span>so other languages will “fall” to English when a string is missing.</text:p>
        </text:list-item>
        <text:list-item>
          <text:p text:style-name="P14"><text:s/>Run<text:span text:style-name="T5"> </text:span><text:span text:style-name="T1">DB\11_ProduceConstants.sql </text:span><text:span text:style-name="T5">in a MySQL client.</text:span> Export the result to a spreadsheet file, and copy the entire column content (excluding the first header row) to <text:span text:style-name="T1">Website\$keys\class\consts.php</text:span>, <text:s/>replacing the constants under the comment DATABASE-MATCHING CONSTANTS.</text:p>
        </text:list-item>
        <text:list-item>
          <text:p text:style-name="P9"><text:s/>Configure settings set in <text:span text:style-name="T1">Website\$keys\settings.php</text:span>. <text:span text:style-name="T19">Most importantly:</text:span></text:p>
          <text:p text:style-name="P17"><text:soft-page-break/>DB_HOST</text:p>
          <text:p text:style-name="P17">DB_NAME</text:p>
          <text:p text:style-name="P17">DB_USERNAME</text:p>
          <text:p text:style-name="P17">DB_PASSWORD</text:p>
          <text:p text:style-name="P18">COOP_TIMEZONE</text:p>
          <text:p text:style-name="P10"><text:span text:style-name="T20">URL_UPLOAD_DIR </text:span><text:span text:style-name="T21">(you should also create the folder defined here)</text:span></text:p>
        </text:list-item>
        <text:list-item>
          <text:p text:style-name="P11"><text:s/><text:span text:style-name="T1"><text:s/></text:span>For a <text:span text:style-name="T1">one-language deployment </text:span><text:span text:style-name="T2">define</text:span> “<text:span text:style-name="T1">$g_aSupportedLanguages </text:span><text:span text:style-name="T2">= NULL;” </text:span>in <text:span text:style-name="T1">Website\$keys\settings.php. </text:span>The website's root directory should then be the <text:span text:style-name="T22">language </text:span>folder, <text:span text:style-name="T22">such as</text:span> <text:span text:style-name="T1">Website</text:span><text:span text:style-name="T3">\en</text:span></text:p>
        </text:list-item>
        <text:list-item>
          <text:p text:style-name="P12"><text:s/>For a two or more languages deployment, set the value for the system's default language folder in the root directory file <text:bookmark-start text:name="__DdeLink__1499_925477982"/><text:span text:style-name="T1">Website</text:span><text:bookmark-end text:name="__DdeLink__1499_925477982"/><text:span text:style-name="T1">\index.php</text:span> below the comment DEFALUT LANGUAGE. The website's root directory should then be the folder <text:span text:style-name="T1">Website.</text:span></text:p>
        </text:list-item>
        <text:list-item>
          <text:p text:style-name="P12"><text:span text:style-name="T17"><text:s/>Some </text:span>settings <text:span text:style-name="T17">reside</text:span> in Website\strings.xml and each Website\strings.[language folder name].xml file (at the beginnings of the files only). Language folder name is usually composed of two letters, such as “en” for English. <text:span text:style-name="T17">You'll probably won't need to change anything </text:span><text:span text:style-name="T26">in these files, apart from the site name – which is the first string in each language-specific strings xml file</text:span><text:span text:style-name="T17">. The file Website\$keys\coopbrief.htm points to strings that describe organizational information (100% Vegan, etc.), presented to anyone on the website login page. </text:span><text:span text:style-name="T18">T</text:span><text:span text:style-name="T17">hose strings </text:span><text:span text:style-name="T18">can be changed in</text:span><text:span text:style-name="T17"> th</text:span><text:span text:style-name="T27">ose</text:span><text:span text:style-name="T17"> xml files </text:span><text:span text:style-name="T28">as well</text:span><text:span text:style-name="T17">, </text:span><text:span text:style-name="T27">right below the site name.</text:span></text:p>
        </text:list-item>
        <text:list-item>
          <text:p text:style-name="P15"><text:s/><text:span text:style-name="T23">R</text:span><text:span text:style-name="T5">un the script </text:span><text:span text:style-name="T4">create-language-folders.sh</text:span><text:span text:style-name="T5"> to generate language-specific/one-language deployment folder(s). </text:span><text:span text:style-name="T23">More on </text:span>using <text:span text:style-name="T1">Website\create-language-folders.py</text:span><text:span text:style-name="T5"> </text:span><text:span text:style-name="T6">can be found</text:span><text:span text:style-name="T5"> </text:span><text:span text:style-name="T6">in the</text:span><text:span text:style-name="T5"> document </text:span><text:span text:style-name="T1">Multi-language Website Generating Python Script.pdf</text:span><text:span text:style-name="T5">.</text:span></text:p>
        </text:list-item>
        <text:list-item>
          <text:p text:style-name="P16"><text:span text:style-name="T5"><text:s/></text:span><text:span text:style-name="T9">Add a folder called cache to each language folder.</text:span></text:p>
        </text:list-item>
        <text:list-item>
          <text:p text:style-name="P16"><text:span text:style-name="T5"><text:s/>Copy, perhaps through an </text:span><text:bookmark-start text:name="__DdeLink__1501_925477982"/><text:span text:style-name="T5">FTP</text:span><text:bookmark-end text:name="__DdeLink__1501_925477982"/><text:span text:style-name="T5"> connection, the contents of the directory</text:span><text:span text:style-name="T1"> Website </text:span><text:span text:style-name="T7">-</text:span><text:span text:style-name="T5"> </text:span><text:span text:style-name="T7">or the language folder, for a one-language site -</text:span><text:span text:style-name="T5"> without the </text:span><text:span text:style-name="T1">create-language-folders.py</text:span><text:span text:style-name="T5"> script related files and </text:span><text:span text:style-name="T8">the</text:span><text:span text:style-name="T5"> $keys folder, to your website's designated root directory path. </text:span><text:span text:style-name="T10">In a 2+ lang deploy t</text:span><text:span text:style-name="T5">his will leave only </text:span><text:span text:style-name="T1">Website\index.php</text:span><text:span text:style-name="T5">, </text:span><text:span text:style-name="T1">Website\uploadimg (or </text:span><text:soft-page-break/><text:span text:style-name="T1">the name it was changed to in </text:span><text:bookmark-start text:name="__DdeLink__1512_9254779821"/><text:span text:style-name="T1">Website\$keys\settings.php</text:span><text:bookmark-end text:name="__DdeLink__1512_9254779821"/><text:span text:style-name="T1">) </text:span><text:span text:style-name="T5">and a language folder for each language your website will support</text:span><text:span text:style-name="T1">.</text:span></text:p>
        </text:list-item>
        <text:list-item>
          <text:p text:style-name="P8"><text:s/>Set write permissions for the following folders:</text:p>
        </text:list-item>
      </text:list>
      <text:list xml:id="list198422998" text:style-name="L3">
        <text:list-header>
          <text:p text:style-name="P13">- <text:span text:style-name="T1">Website\[langauge folder name]\cache</text:span> - to enable caching of catalog.php when accessed publicly: sudo chmod 777 [cache path]. Caching can be deactivated in <text:s/><text:span text:style-name="T1">Website\$keys\settings.php</text:span>.</text:p>
          <text:p text:style-name="P13">- <text:span text:style-name="T1">Website\uploadimg (or the name it was changed to in </text:span><text:bookmark-start text:name="__DdeLink__1512_925477982"/><text:span text:style-name="T1">Website\$keys\settings.php</text:span><text:bookmark-end text:name="__DdeLink__1512_925477982"/><text:span text:style-name="T1">) - </text:span>to enable uploading product images: sudo chmod 777 [uploadimg path]</text:p>
        </text:list-header>
      </text:list>
      <text:p text:style-name="P4">12) At this point you should be able to browse to the site's index.php page with username:admin, password:123456 and start looking around. To learn more about specific features – see the user guide: <text:span text:style-name="T1">userguide.pdf</text:span>.</text:p>
      <text:h text:style-name="Heading_20_3" text:outline-level="3">Bulk Insert of Members</text:h>
      <text:p text:style-name="P1">Two files were added to the installation package to facilitate easy bulk insert of all members.</text:p>
      <text:p text:style-name="P1">The file <text:span text:style-name="T1">DB\Tools\MembersBulkInsert.ods</text:span> is a sample spreadsheet that can generate a script for each member row included in it. Copy your members information (name, emails and balance) to the file. </text:p>
      <text:p text:style-name="P1">Use “paste special...” to copy values (and not formulas) from the<text:span text:style-name="T16"> </text:span><text:span text:style-name="T15">Suggested User Name column to the User Name column and from the Password Generator column to the Password column. </text:span></text:p>
      <text:p text:style-name="P3">NOTE: login name (user name) is not changeable from HomeCoop user interface (to allow identification of the member, even after hir name was changed). Suggested User Name contains an extraction of the first email address' first part. Consider setting the User Name manually instead of copying it from the Suggested User Name column.</text:p>
      <text:p text:style-name="P3"/>
      <text:p text:style-name="Standard"><text:span text:style-name="T13">After User Name and Password columns were set correctly, the Script column will contains a MySQL insert query for each member. Copy the first Script value to the file </text:span><text:span text:style-name="T14">DB\Tools\MembersBulkInsert.sql</text:span><text:span text:style-name="T13"> instead of the placeholder “[Insert here first member script]”. Copy the rest of the members scripts instead of the placeholder “[Insert here </text:span><text:soft-page-break/><text:span text:style-name="T13">all other members script]”. </text:span></text:p>
      <text:p text:style-name="P3"/>
      <text:p text:style-name="Standard"><text:span text:style-name="T13">Run the updated </text:span><text:span text:style-name="T14">DB\Tools\MembersBulkInsert.sql </text:span><text:span text:style-name="T13">in MySQL to bulk-insert all the </text:span><text:span text:style-name="T13">members with default member permissions. Sign in to HomeCoop to set any higher permissions for specific members.</text:span></text:p>
      <text:p text:style-name="P3"/>
      <text:h text:style-name="Heading_20_3" text:outline-level="3">Roles Configuration:</text:h>
      <text:p text:style-name="P1">If you are only interested in simple member permissions allocation just enter the system (as an administrator), go to Members, and set roles for those who should have coordinating rights – see <text:span text:style-name="T1">userguide.pdf</text:span> for details. The following section is written for the situation when you find this method not good enough.</text:p>
      <text:p text:style-name="P1">Member roles are, in fact, pretty easy to re-configure, for a MySQL developer.</text:p>
      <text:p text:style-name="P1">The file <text:span text:style-name="T1">DB\</text:span><text:bookmark-start text:name="__DdeLink__719_750507443"/><text:span text:style-name="T1">Tools\</text:span><text:bookmark-end text:name="__DdeLink__719_750507443"/><text:span text:style-name="T1">RolePermission.sql</text:span> includes a MySQL query that returns all the roles and the permissions included in them.</text:p>
      <text:p text:style-name="P1">The file <text:span text:style-name="T1">DB\Tools\Permissions.sql</text:span> includes all the system's supported permissions. Notice that when nAllowedScopeCodes equals 1 it means that there's only a cooperative-wide permission. When nAllowedScopeCodes equals 3 there's also a coordinating-group permission level, in which the member will only have access to specific records, as set in their or a related configuration page. </text:p>
      <text:p text:style-name="P1"/>
      <text:p text:style-name="P1">For example, the permission to update producers is defined with <text:bookmark-start text:name="__DdeLink__727_750507443"/>nAllowedScopeCodes = 3<text:bookmark-end text:name="__DdeLink__727_750507443"/>. This means that if a member has only group level permission to modify producers (as members with the role “Producer Coordinator” have – see the result of <text:span text:style-name="T1">DB\</text:span><text:bookmark-start text:name="__DdeLink__719_7505074431"/><text:span text:style-name="T1">Tools\</text:span><text:bookmark-end text:name="__DdeLink__719_7505074431"/><text:span text:style-name="T1">RolePermission.sql</text:span>), ze will be able to update only those producers that are set for her in their coordination page, or, in this case, those that ze hirself created. The producer coordination also cascades to its products, so products too have <text:s/>nAllowedScopeCodes = 3 setting. The permission to update orders (Orders – Update) is only in use for updating a member's own order, so there's no group level for it. The permission to delete your own order is included in the permission to update it, so the Orders – Delete permission is again with nAllowedScopeCodes = 3 setting, to differentiate between coordinators who can delete any member order, and those who can delete only those that they coordinate, as set in the cooperative order coordination page. The rest of the permissions are pretty straight-forward to follow according to their names.</text:p>
      <text:p text:style-name="P1"><text:soft-page-break/></text:p>
      <text:p text:style-name="P1">A script to add a permission to a role: <text:span text:style-name="T1">DB\</text:span><text:bookmark-start text:name="__DdeLink__719_75050744312"/><text:span text:style-name="T1">Tools\</text:span><text:bookmark-end text:name="__DdeLink__719_75050744312"/><text:bookmark-start text:name="__DdeLink__740_750507443"/><text:span text:style-name="T1">AddPermissionToRole.sql</text:span><text:bookmark-end text:name="__DdeLink__740_750507443"/></text:p>
      <text:p text:style-name="P1">A script to remove a permission from a role: <text:span text:style-name="T1">DB\</text:span><text:bookmark-start text:name="__DdeLink__719_75050744311"/><text:span text:style-name="T1">Tools\</text:span><text:bookmark-end text:name="__DdeLink__719_75050744311"/><text:span text:style-name="T1">RemovePermissionFromRole.sql</text:span></text:p>
      <text:p text:style-name="P1">A script to change group-level/coop-wide setting (scope): <text:span text:style-name="T1">DB\</text:span><text:bookmark-start text:name="__DdeLink__719_750507443121"/><text:span text:style-name="T1">Tools\</text:span><text:bookmark-end text:name="__DdeLink__719_750507443121"/><text:span text:style-name="T1">SetScope.sql</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oma" svg:font-family="Loma"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initial-creator>ayala </meta:initial-creator>
    <meta:creation-date>2012-03-03T10:08:31</meta:creation-date>
    <dc:creator>ubuntu </dc:creator>
    <dc:date>2013-09-28T15:29:09</dc:date>
    <meta:editing-cycles>505</meta:editing-cycles>
    <meta:editing-duration>PT17H30M28S</meta:editing-duration>
    <meta:document-statistic meta:table-count="0" meta:image-count="0" meta:object-count="0" meta:page-count="5" meta:paragraph-count="46" meta:word-count="1130" meta:character-count="7512" meta:non-whitespace-character-count="6422"/>
    <meta:user-defined meta:name="Info 1"/>
    <meta:user-defined meta:name="Info 2"/>
    <meta:user-defined meta:name="Info 3"/>
    <meta:user-defined meta:name="Info 4"/>
  </office:meta>
</office:document-meta>
</file>